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5-03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4-12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4-09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4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4-04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3-12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3-08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3-05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3-03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2-12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2-09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2-06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2-03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1-12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1-09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1-06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1-03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0-12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0-06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20-04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9-12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9-09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9-03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8-12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8-09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8-06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8-03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7-12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7-09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7-06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7-03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3-07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3-03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2-08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2-02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1-08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1-0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7-08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6-08-31 0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6-06-2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4-08-03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4-05-0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4-02-04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3-11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3-08-1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3-05-06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3-02-11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2-11-2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2-08-0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2-04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2-02-1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1-11-0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1-08-0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1-05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1-02-1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0-11-0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0-08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0-05-0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2000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9-1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9-08-02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9-05-0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9-02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8-11-0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8-08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8-05-04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8-02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7-11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7-08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7-05-0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7-02-1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6-11-0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6-08-05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6-05-07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5-11-02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5-08-0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5-05-08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4-11-01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3-11-01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3-08-23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3-05-0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3-02-0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2-11-0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4</text:p>
          </table:table-cell>
          <table:table-cell office:value-type="string" calcext:value-type="string">
            <text:p>FM2-3</text:p>
          </table:table-cell>
          <table:table-cell office:value-type="string" calcext:value-type="string">
            <text:p>1992-08-04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